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fcd11b">1. Introduction</text:a></text:p>
          <text:p text:style-name="Contents_20_2"><text:a xlink:type="simple" xlink:href="#orgb0d2882">1.1. Authorship</text:a></text:p>
          <text:p text:style-name="Contents_20_2"><text:a xlink:type="simple" xlink:href="#org91485a8">1.2. Versioning and Notes</text:a></text:p>
          <text:p text:style-name="Contents_20_2"><text:a xlink:type="simple" xlink:href="#org72889ac">1.3. Acknowledgements</text:a></text:p>
          <text:p text:style-name="Contents_20_2"><text:a xlink:type="simple" xlink:href="#org5952342">1.4. What Is A Kernel Module?</text:a></text:p>
          <text:p text:style-name="Contents_20_2"><text:a xlink:type="simple" xlink:href="#org9c5d95f">1.5. Installing some Dependencies</text:a></text:p>
          <text:p text:style-name="Contents_20_2"><text:a xlink:type="simple" xlink:href="#org30ddc9a">1.6. What Modules are in my Kernel?</text:a></text:p>
          <text:p text:style-name="Contents_20_2"><text:a xlink:type="simple" xlink:href="#org8121a9f">1.7. Do I need to download and compile the kernel?</text:a></text:p>
          <text:p text:style-name="Contents_20_2"><text:a xlink:type="simple" xlink:href="#org121c82b">1.8. Before We Begin</text:a></text:p>
          <text:p text:style-name="Contents_20_1"><text:a xlink:type="simple" xlink:href="#orgef0353a">2. Headers</text:a></text:p>
          <text:p text:style-name="Contents_20_1"><text:a xlink:type="simple" xlink:href="#org6ac8854">3. Examples</text:a></text:p>
          <text:p text:style-name="Contents_20_1"><text:a xlink:type="simple" xlink:href="#orgb42cf06">4. Hello World</text:a></text:p>
          <text:p text:style-name="Contents_20_2"><text:a xlink:type="simple" xlink:href="#orgf2a966e">4.1. The Simplest Module</text:a></text:p>
          <text:p text:style-name="Contents_20_2"><text:a xlink:type="simple" xlink:href="#orgb6adf8f">4.2. Hello and Goodbye</text:a></text:p>
          <text:p text:style-name="Contents_20_2"><text:a xlink:type="simple" xlink:href="#org7bda8b4">4.3. The __init and __exit Macros</text:a></text:p>
          <text:p text:style-name="Contents_20_2"><text:a xlink:type="simple" xlink:href="#org5469c2d">4.4. Licensing and Module Documentation</text:a></text:p>
          <text:p text:style-name="Contents_20_2"><text:a xlink:type="simple" xlink:href="#orgf3454b1">4.5. Passing Command Line Arguments to a Module</text:a></text:p>
          <text:p text:style-name="Contents_20_2"><text:a xlink:type="simple" xlink:href="#orga168ef1">4.6. Modules Spanning Multiple Files</text:a></text:p>
          <text:p text:style-name="Contents_20_2"><text:a xlink:type="simple" xlink:href="#org7703ed9">4.7. Building modules for a precompiled kernel</text:a></text:p>
          <text:p text:style-name="Contents_20_1"><text:a xlink:type="simple" xlink:href="#org925b8f9">5. Preliminaries</text:a></text:p>
          <text:p text:style-name="Contents_20_2"><text:a xlink:type="simple" xlink:href="#orgaf69480">5.1. How modules begin and end</text:a></text:p>
          <text:p text:style-name="Contents_20_2"><text:a xlink:type="simple" xlink:href="#org0bde19b">5.2. Functions available to modules</text:a></text:p>
          <text:p text:style-name="Contents_20_2"><text:a xlink:type="simple" xlink:href="#org42737ec">5.3. User Space vs Kernel Space</text:a></text:p>
          <text:p text:style-name="Contents_20_2"><text:a xlink:type="simple" xlink:href="#orgd8b641b">5.4. Name Space</text:a></text:p>
          <text:p text:style-name="Contents_20_2"><text:a xlink:type="simple" xlink:href="#orgc5081e8">5.5. Code space</text:a></text:p>
          <text:p text:style-name="Contents_20_2"><text:a xlink:type="simple" xlink:href="#orge0fa86c">5.6. Device Drivers</text:a></text:p>
          <text:p text:style-name="Contents_20_1"><text:a xlink:type="simple" xlink:href="#org4eec715">6. Character Device drivers</text:a></text:p>
          <text:p text:style-name="Contents_20_2"><text:a xlink:type="simple" xlink:href="#org243a081">6.1. The file_operations Structure</text:a></text:p>
          <text:p text:style-name="Contents_20_2"><text:a xlink:type="simple" xlink:href="#org473d46f">6.2. The file structure</text:a></text:p>
          <text:p text:style-name="Contents_20_2"><text:a xlink:type="simple" xlink:href="#orgda4e47a">6.3. Registering A Device</text:a></text:p>
          <text:p text:style-name="Contents_20_2"><text:a xlink:type="simple" xlink:href="#org156b21a">6.4. Unregistering A Device</text:a></text:p>
          <text:p text:style-name="Contents_20_2"><text:a xlink:type="simple" xlink:href="#org15bda06">6.5. chardev.c</text:a></text:p>
          <text:p text:style-name="Contents_20_2"><text:a xlink:type="simple" xlink:href="#orgcb2e087">6.6. Writing Modules for Multiple Kernel Versions</text:a></text:p>
          <text:p text:style-name="Contents_20_1"><text:a xlink:type="simple" xlink:href="#org5733fc7">7. The /proc File System</text:a></text:p>
          <text:p text:style-name="Contents_20_2"><text:a xlink:type="simple" xlink:href="#org7078480">7.1. Read and Write a /proc File</text:a></text:p>
          <text:p text:style-name="Contents_20_2"><text:a xlink:type="simple" xlink:href="#org65370c0">7.2. Manage /proc file with standard filesystem</text:a></text:p>
          <text:p text:style-name="Contents_20_2"><text:a xlink:type="simple" xlink:href="#org219238d">7.3. Manage /proc file with seq_file</text:a></text:p>
          <text:p text:style-name="Contents_20_1"><text:a xlink:type="simple" xlink:href="#org87f533d">8. sysfs: Interacting with your module</text:a></text:p>
          <text:p text:style-name="Contents_20_1"><text:a xlink:type="simple" xlink:href="#orgfbdd330">9. Talking To Device Files</text:a></text:p>
          <text:p text:style-name="Contents_20_1"><text:a xlink:type="simple" xlink:href="#orgb202470">10. System Calls</text:a></text:p>
          <text:p text:style-name="Contents_20_1"><text:a xlink:type="simple" xlink:href="#org44c6da7">11. Blocking Processes and threads</text:a></text:p>
          <text:p text:style-name="Contents_20_2"><text:a xlink:type="simple" xlink:href="#orgd1f084f">11.1. Sleep</text:a></text:p>
          <text:p text:style-name="Contents_20_2"><text:a xlink:type="simple" xlink:href="#orgc46e248">11.2. Completions</text:a></text:p>
          <text:p text:style-name="Contents_20_1"><text:a xlink:type="simple" xlink:href="#orgaf80c15">12. Avoiding Collisions and Deadlocks</text:a></text:p>
          <text:p text:style-name="Contents_20_2"><text:a xlink:type="simple" xlink:href="#orgd816936">12.1. Mutex</text:a></text:p>
          <text:p text:style-name="Contents_20_2"><text:a xlink:type="simple" xlink:href="#org19a8898">12.2. Spinlocks</text:a></text:p>
          <text:p text:style-name="Contents_20_2"><text:a xlink:type="simple" xlink:href="#orgf44060e">12.3. Read and write locks</text:a></text:p>
          <text:p text:style-name="Contents_20_2"><text:a xlink:type="simple" xlink:href="#org9c5f28d">12.4. Atomic operations</text:a></text:p>
          <text:p text:style-name="Contents_20_1"><text:a xlink:type="simple" xlink:href="#org7c30a86">13. Replacing Print Macros</text:a></text:p>
          <text:p text:style-name="Contents_20_2"><text:a xlink:type="simple" xlink:href="#org962c044">13.1. Replacement</text:a></text:p>
          <text:p text:style-name="Contents_20_2"><text:a xlink:type="simple" xlink:href="#org18acbab">13.2. Flashing keyboard LEDs</text:a></text:p>
          <text:p text:style-name="Contents_20_1"><text:a xlink:type="simple" xlink:href="#org7f126d3">14. Scheduling Tasks</text:a></text:p>
          <text:p text:style-name="Contents_20_2"><text:a xlink:type="simple" xlink:href="#orgb066e9c">14.1. Tasklets</text:a></text:p>
          <text:p text:style-name="Contents_20_2"><text:a xlink:type="simple" xlink:href="#org6b41688">14.2. Work queues</text:a></text:p>
          <text:p text:style-name="Contents_20_1"><text:a xlink:type="simple" xlink:href="#orgeb5eee2">15. Interrupt Handlers</text:a></text:p>
          <text:p text:style-name="Contents_20_2"><text:a xlink:type="simple" xlink:href="#org765b377">15.1. Interrupt Handlers</text:a></text:p>
          <text:p text:style-name="Contents_20_2"><text:a xlink:type="simple" xlink:href="#org87fbb7f">15.2. Detecting button presses</text:a></text:p>
          <text:p text:style-name="Contents_20_2"><text:a xlink:type="simple" xlink:href="#org4658053">15.3. Bottom Half</text:a></text:p>
          <text:p text:style-name="Contents_20_1"><text:a xlink:type="simple" xlink:href="#orgb68f715">16. Crypto</text:a></text:p>
          <text:p text:style-name="Contents_20_2"><text:a xlink:type="simple" xlink:href="#orga118b79">16.1. Hash functions</text:a></text:p>
          <text:p text:style-name="Contents_20_2"><text:a xlink:type="simple" xlink:href="#orgb7fc095">16.2. Symmetric key encryption</text:a></text:p>
          <text:p text:style-name="Contents_20_1"><text:a xlink:type="simple" xlink:href="#orgeb36387">17. Standardising the interfaces: The Device Model</text:a></text:p>
          <text:p text:style-name="Contents_20_1"><text:a xlink:type="simple" xlink:href="#org790f67b">18. Optimisations</text:a></text:p>
          <text:p text:style-name="Contents_20_2"><text:a xlink:type="simple" xlink:href="#org9961bff">18.1. Likely and Unlikely conditions</text:a></text:p>
          <text:p text:style-name="Contents_20_1"><text:a xlink:type="simple" xlink:href="#org197169b">19. Common Pitfalls</text:a></text:p>
          <text:p text:style-name="Contents_20_2"><text:a xlink:type="simple" xlink:href="#org1701752">19.1. Using standard libraries</text:a></text:p>
          <text:p text:style-name="Contents_20_2"><text:a xlink:type="simple" xlink:href="#org043c951">19.2. Disabling interrupts</text:a></text:p>
          <text:p text:style-name="Contents_20_2"><text:a xlink:type="simple" xlink:href="#org33367f6">19.3. Sticking your head inside a large carnivore</text:a></text:p>
          <text:p text:style-name="Contents_20_1"><text:a xlink:type="simple" xlink:href="#org1dbedfc">20. Where To Go From Here?</text:a></text:p>
        </text:index-body>
      </text:table-of-content>
      <text:p text:style-name="Text_20_body">[[#+TITLE: The Linux Kernel Module Programming Guide
</text:p>
      <text:h text:style-name="Heading_20_1" text:outline-level="1" text:is-list-header="false">
<text:bookmark-start text:name="OrgXref.org7fcd11b"/>
<text:bookmark text:name="org7fcd11b"/>Introduction
<text:bookmark-end text:name="OrgXref.org7fcd11b"/></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9a6a210"/>Figure <text:sequence text:ref-name="org9a6a210"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b0d2882"/>
<text:bookmark text:name="orgb0d2882"/>Authorship
<text:bookmark-end text:name="OrgXref.orgb0d2882"/></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91485a8"/>
<text:bookmark text:name="org91485a8"/>Versioning and Notes
<text:bookmark-end text:name="OrgXref.org91485a8"/></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72889ac"/>
<text:bookmark text:name="org72889ac"/>Acknowledgements
<text:bookmark-end text:name="OrgXref.org72889ac"/></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5952342"/>
<text:bookmark text:name="org5952342"/>What Is A Kernel Module?
<text:bookmark-end text:name="OrgXref.org5952342"/></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9c5d95f"/>
<text:bookmark text:name="org9c5d95f"/>Installing some Dependencies
<text:bookmark-end text:name="OrgXref.org9c5d95f"/></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30ddc9a"/>
<text:bookmark text:name="org30ddc9a"/>What Modules are in my Kernel?
<text:bookmark-end text:name="OrgXref.org30ddc9a"/></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8121a9f"/>
<text:bookmark text:name="org8121a9f"/>Do I need to download and compile the kernel?
<text:bookmark-end text:name="OrgXref.org8121a9f"/></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121c82b"/>
<text:bookmark text:name="org121c82b"/>Before We Begin
<text:bookmark-end text:name="OrgXref.org121c82b"/></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aefd69c"/>
<text:bookmark text:name="orgaefd69c"/>Modversioning
<text:bookmark-end text:name="OrgXref.orgaefd69c"/></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0da2cd8"/>
<text:bookmark text:name="org0da2cd8"/>Using X
<text:bookmark-end text:name="OrgXref.org0da2cd8"/></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ef0353a"/>
<text:bookmark text:name="orgef0353a"/>Headers
<text:bookmark-end text:name="OrgXref.orgef0353a"/></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6ac8854"/>
<text:bookmark text:name="org6ac8854"/>Examples
<text:bookmark-end text:name="OrgXref.org6ac8854"/></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b42cf06"/>
<text:bookmark text:name="orgb42cf06"/>Hello World
<text:bookmark-end text:name="OrgXref.orgb42cf06"/></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befe2c9"/>Figure <text:sequence text:ref-name="orgbefe2c9" text:name="Illustration" text:formula="ooow:Illustration+1" style:num-format="1">4.1</text:sequence>: Wall of Fame. Katwijk, Netherlands.</text:p>
</draw:text-box>
</draw:frame>
</text:p>
      <text:h text:style-name="Heading_20_2" text:outline-level="2" text:is-list-header="false">
<text:bookmark-start text:name="OrgXref.orgf2a966e"/>
<text:bookmark text:name="orgf2a966e"/>The Simplest Module
<text:bookmark-end text:name="OrgXref.orgf2a966e"/></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5ead793"/>
<text:bookmark text:name="org5ead793"/>A point about coding style
<text:bookmark-end text:name="OrgXref.org5ead793"/></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f4227dc"/>
<text:bookmark text:name="orgf4227dc"/>Introducing print macros
<text:bookmark-end text:name="OrgXref.orgf4227dc"/></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72ed80e"/>
<text:bookmark text:name="org72ed80e"/>About Compiling
<text:bookmark-end text:name="OrgXref.org72ed80e"/></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b6adf8f"/>
<text:bookmark text:name="orgb6adf8f"/>Hello and Goodbye
<text:bookmark-end text:name="OrgXref.orgb6adf8f"/></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7bda8b4"/>
<text:bookmark text:name="org7bda8b4"/>The __init and __exit Macros
<text:bookmark-end text:name="OrgXref.org7bda8b4"/></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5469c2d"/>
<text:bookmark text:name="org5469c2d"/>Licensing and Module Documentation
<text:bookmark-end text:name="OrgXref.org5469c2d"/></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f3454b1"/>
<text:bookmark text:name="orgf3454b1"/>Passing Command Line Arguments to a Module
<text:bookmark-end text:name="OrgXref.orgf3454b1"/></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5.00cm" text:anchor-type="paragraph" draw:name="Frame6">

<draw:text-box fo:min-height="20.00cm">
<text:p text:style-name="Illustration">
<draw:frame draw:style-name="OrgCaptionedImage" svg:width="15.00cm" svg:height="20.00cm" style:rel-width="100%" style:rel-height="scale" text:anchor-type="paragraph" draw:name="Frame5">

<draw:image xlink:href="Images/0003.jpg" xlink:type="simple" xlink:show="embed" xlink:actuate="onLoad"/>
</draw:frame>
<text:bookmark text:name="org283ebfc"/>Figure <text:sequence text:ref-name="org283ebfc" text:name="Illustration" text:formula="ooow:Illustration+1" style:num-format="1">4.5.1</text:sequence>: Stickers. Luisalvaz.</text:p>
</draw:text-box>
</draw:frame>
</text:p>
      <text:h text:style-name="Heading_20_2" text:outline-level="2" text:is-list-header="false">
<text:bookmark-start text:name="OrgXref.orga168ef1"/>
<text:bookmark text:name="orga168ef1"/>Modules Spanning Multiple Files
<text:bookmark-end text:name="OrgXref.orga168ef1"/></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7703ed9"/>
<text:bookmark text:name="org7703ed9"/>Building modules for a precompiled kernel
<text:bookmark-end text:name="OrgXref.org7703ed9"/></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925b8f9"/>
<text:bookmark text:name="org925b8f9"/>Preliminaries
<text:bookmark-end text:name="OrgXref.org925b8f9"/></text:h>
      <text:h text:style-name="Heading_20_2" text:outline-level="2" text:is-list-header="false">
<text:bookmark-start text:name="OrgXref.orgaf69480"/>
<text:bookmark text:name="orgaf69480"/>How modules begin and end
<text:bookmark-end text:name="OrgXref.orgaf69480"/></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0bde19b"/>
<text:bookmark text:name="org0bde19b"/>Functions available to modules
<text:bookmark-end text:name="OrgXref.org0bde19b"/></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42737ec"/>
<text:bookmark text:name="org42737ec"/>User Space vs Kernel Space
<text:bookmark-end text:name="OrgXref.org42737ec"/></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d8b641b"/>
<text:bookmark text:name="orgd8b641b"/>Name Space
<text:bookmark-end text:name="OrgXref.orgd8b641b"/></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c5081e8"/>
<text:bookmark text:name="orgc5081e8"/>Code space
<text:bookmark-end text:name="OrgXref.orgc5081e8"/></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e0fa86c"/>
<text:bookmark text:name="orge0fa86c"/>Device Drivers
<text:bookmark-end text:name="OrgXref.orge0fa86c"/></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4a93d8b"/>
<text:bookmark text:name="org4a93d8b"/>Major and Minor Numbers
<text:bookmark-end text:name="OrgXref.org4a93d8b"/></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4eec715"/>
<text:bookmark text:name="org4eec715"/>Character Device drivers
<text:bookmark-end text:name="OrgXref.org4eec715"/></text:h>
      <text:h text:style-name="Heading_20_2" text:outline-level="2" text:is-list-header="false">
<text:bookmark-start text:name="OrgXref.org243a081"/>
<text:bookmark text:name="org243a081"/>The file_operations Structure
<text:bookmark-end text:name="OrgXref.org243a081"/></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473d46f"/>
<text:bookmark text:name="org473d46f"/>The file structure
<text:bookmark-end text:name="OrgXref.org473d46f"/></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da4e47a"/>
<text:bookmark text:name="orgda4e47a"/>Registering A Device
<text:bookmark-end text:name="OrgXref.orgda4e47a"/></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156b21a"/>
<text:bookmark text:name="org156b21a"/>Unregistering A Device
<text:bookmark-end text:name="OrgXref.org156b21a"/></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15bda06"/>
<text:bookmark text:name="org15bda06"/>chardev.c
<text:bookmark-end text:name="OrgXref.org15bda06"/></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cb2e087"/>
<text:bookmark text:name="orgcb2e087"/>Writing Modules for Multiple Kernel Versions
<text:bookmark-end text:name="OrgXref.orgcb2e087"/></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5733fc7"/>
<text:bookmark text:name="org5733fc7"/>The /proc File System
<text:bookmark-end text:name="OrgXref.org5733fc7"/></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f65826d"/>Figure <text:sequence text:ref-name="orgf65826d"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7078480"/>
<text:bookmark text:name="org7078480"/>Read and Write a /proc File
<text:bookmark-end text:name="OrgXref.org7078480"/></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65370c0"/>
<text:bookmark text:name="org65370c0"/>Manage /proc file with standard filesystem
<text:bookmark-end text:name="OrgXref.org65370c0"/></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219238d"/>
<text:bookmark text:name="org219238d"/>Manage /proc file with seq_file
<text:bookmark-end text:name="OrgXref.org219238d"/></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87f533d"/>
<text:bookmark text:name="org87f533d"/>sysfs: Interacting with your module
<text:bookmark-end text:name="OrgXref.org87f533d"/></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fbdd330"/>
<text:bookmark text:name="orgfbdd330"/>Talking To Device Files
<text:bookmark-end text:name="OrgXref.orgfbdd330"/></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da0353b"/>Figure <text:sequence text:ref-name="orgda0353b"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b202470"/>
<text:bookmark text:name="orgb202470"/>System Calls
<text:bookmark-end text:name="OrgXref.orgb202470"/></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44c6da7"/>
<text:bookmark text:name="org44c6da7"/>Blocking Processes and threads
<text:bookmark-end text:name="OrgXref.org44c6da7"/></text:h>
      <text:p text:style-name="Text_20_body">
<draw:frame draw:style-name="OrgImageCaptionFrame" svg:width="17.00cm" text:anchor-type="paragraph" draw:name="Frame13">

<draw:text-box fo:min-height="6.20cm">
<text:p text:style-name="Illustration">
<draw:frame draw:style-name="OrgCaptionedImage" svg:width="17.00cm" svg:height="6.20cm" style:rel-width="100%" style:rel-height="scale" text:anchor-type="paragraph" draw:name="Frame12">

<draw:image xlink:href="Images/0007.jpg" xlink:type="simple" xlink:show="embed" xlink:actuate="onLoad"/>
</draw:frame>
<text:bookmark text:name="org6c2ebe5"/>Figure <text:sequence text:ref-name="org6c2ebe5" text:name="Illustration" text:formula="ooow:Illustration+1" style:num-format="1">11.1</text:sequence>: Berlin Wall, 1989</text:p>
</draw:text-box>
</draw:frame>
</text:p>
      <text:h text:style-name="Heading_20_2" text:outline-level="2" text:is-list-header="false">
<text:bookmark-start text:name="OrgXref.orgd1f084f"/>
<text:bookmark text:name="orgd1f084f"/>Sleep
<text:bookmark-end text:name="OrgXref.orgd1f084f"/></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c46e248"/>
<text:bookmark text:name="orgc46e248"/>Completions
<text:bookmark-end text:name="OrgXref.orgc46e248"/></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af80c15"/>
<text:bookmark text:name="orgaf80c15"/>Avoiding Collisions and Deadlocks
<text:bookmark-end text:name="OrgXref.orgaf80c15"/></text:h>
      <text:p text:style-name="Text_20_body">
<draw:frame draw:style-name="OrgImageCaptionFrame" svg:width="17.00cm" text:anchor-type="paragraph" draw:name="Frame15">

<draw:text-box fo:min-height="4.67cm">
<text:p text:style-name="Illustration">
<draw:frame draw:style-name="OrgCaptionedImage" svg:width="17.00cm" svg:height="4.67cm" style:rel-width="100%" style:rel-height="scale" text:anchor-type="paragraph" draw:name="Frame14">

<draw:image xlink:href="Images/0008.jpg" xlink:type="simple" xlink:show="embed" xlink:actuate="onLoad"/>
</draw:frame>
<text:bookmark text:name="orgee59227"/>Figure <text:sequence text:ref-name="orgee59227"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d816936"/>
<text:bookmark text:name="orgd816936"/>Mutex
<text:bookmark-end text:name="OrgXref.orgd816936"/></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19a8898"/>
<text:bookmark text:name="org19a8898"/>Spinlocks
<text:bookmark-end text:name="OrgXref.org19a8898"/></text:h>
      <text:p text:style-name="Text_20_body">
<draw:frame draw:style-name="OrgImageCaptionFrame" svg:width="17.00cm" text:anchor-type="paragraph" draw:name="Frame17">

<draw:text-box fo:min-height="8.45cm">
<text:p text:style-name="Illustration">
<draw:frame draw:style-name="OrgCaptionedImage" svg:width="17.00cm" svg:height="8.45cm" style:rel-width="100%" style:rel-height="scale" text:anchor-type="paragraph" draw:name="Frame16">

<draw:image xlink:href="Images/0009.jpg" xlink:type="simple" xlink:show="embed" xlink:actuate="onLoad"/>
</draw:frame>
<text:bookmark text:name="orga7f63a1"/>Figure <text:sequence text:ref-name="orga7f63a1"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f44060e"/>
<text:bookmark text:name="orgf44060e"/>Read and write locks
<text:bookmark-end text:name="OrgXref.orgf44060e"/></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9c5f28d"/>
<text:bookmark text:name="org9c5f28d"/>Atomic operations
<text:bookmark-end text:name="OrgXref.org9c5f28d"/></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7c30a86"/>
<text:bookmark text:name="org7c30a86"/>Replacing Print Macros
<text:bookmark-end text:name="OrgXref.org7c30a86"/></text:h>
      <text:h text:style-name="Heading_20_2" text:outline-level="2" text:is-list-header="false">
<text:bookmark-start text:name="OrgXref.org962c044"/>
<text:bookmark text:name="org962c044"/>Replacement
<text:bookmark-end text:name="OrgXref.org962c044"/></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18acbab"/>
<text:bookmark text:name="org18acbab"/>Flashing keyboard LEDs
<text:bookmark-end text:name="OrgXref.org18acbab"/></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7f126d3"/>
<text:bookmark text:name="org7f126d3"/>Scheduling Tasks
<text:bookmark-end text:name="OrgXref.org7f126d3"/></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b066e9c"/>
<text:bookmark text:name="orgb066e9c"/>Tasklets
<text:bookmark-end text:name="OrgXref.orgb066e9c"/></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6b41688"/>
<text:bookmark text:name="org6b41688"/>Work queues
<text:bookmark-end text:name="OrgXref.org6b41688"/></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eb5eee2"/>
<text:bookmark text:name="orgeb5eee2"/>Interrupt Handlers
<text:bookmark-end text:name="OrgXref.orgeb5eee2"/></text:h>
      <text:p text:style-name="Text_20_body">
<draw:frame draw:style-name="OrgImageCaptionFrame" svg:width="17.00cm" text:anchor-type="paragraph" draw:name="Frame19">

<draw:text-box fo:min-height="13.83cm">
<text:p text:style-name="Illustration">
<draw:frame draw:style-name="OrgCaptionedImage" svg:width="17.00cm" svg:height="13.83cm" style:rel-width="100%" style:rel-height="scale" text:anchor-type="paragraph" draw:name="Frame18">

<draw:image xlink:href="Images/0010.jpg" xlink:type="simple" xlink:show="embed" xlink:actuate="onLoad"/>
</draw:frame>
<text:bookmark text:name="org3e83a1b"/>Figure <text:sequence text:ref-name="org3e83a1b" text:name="Illustration" text:formula="ooow:Illustration+1" style:num-format="1">15.1</text:sequence>: Graffiti artist in Bucharest, Romania</text:p>
</draw:text-box>
</draw:frame>
</text:p>
      <text:h text:style-name="Heading_20_2" text:outline-level="2" text:is-list-header="false">
<text:bookmark-start text:name="OrgXref.org765b377"/>
<text:bookmark text:name="org765b377"/>Interrupt Handlers
<text:bookmark-end text:name="OrgXref.org765b377"/></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87fbb7f"/>
<text:bookmark text:name="org87fbb7f"/>Detecting button presses
<text:bookmark-end text:name="OrgXref.org87fbb7f"/></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4658053"/>
<text:bookmark text:name="org4658053"/>Bottom Half
<text:bookmark-end text:name="OrgXref.org4658053"/></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b68f715"/>
<text:bookmark text:name="orgb68f715"/>Crypto
<text:bookmark-end text:name="OrgXref.orgb68f715"/></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a118b79"/>
<text:bookmark text:name="orga118b79"/>Hash functions
<text:bookmark-end text:name="OrgXref.orga118b79"/></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b7fc095"/>
<text:bookmark text:name="orgb7fc095"/>Symmetric key encryption
<text:bookmark-end text:name="OrgXref.orgb7fc095"/></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eb36387"/>
<text:bookmark text:name="orgeb36387"/>Standardising the interfaces: The Device Model
<text:bookmark-end text:name="OrgXref.orgeb36387"/></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790f67b"/>
<text:bookmark text:name="org790f67b"/>Optimisations
<text:bookmark-end text:name="OrgXref.org790f67b"/></text:h>
      <text:h text:style-name="Heading_20_2" text:outline-level="2" text:is-list-header="false">
<text:bookmark-start text:name="OrgXref.org9961bff"/>
<text:bookmark text:name="org9961bff"/>Likely and Unlikely conditions
<text:bookmark-end text:name="OrgXref.org9961bff"/></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197169b"/>
<text:bookmark text:name="org197169b"/>Common Pitfalls
<text:bookmark-end text:name="OrgXref.org197169b"/></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1701752"/>
<text:bookmark text:name="org1701752"/>Using standard libraries
<text:bookmark-end text:name="OrgXref.org1701752"/></text:h>
      <text:p text:style-name="Text_20_body">You can't do that. In a kernel module you can only use kernel functions, which are the functions you can see in /proc/kallsyms.
</text:p>
      <text:h text:style-name="Heading_20_2" text:outline-level="2" text:is-list-header="false">
<text:bookmark-start text:name="OrgXref.org043c951"/>
<text:bookmark text:name="org043c951"/>Disabling interrupts
<text:bookmark-end text:name="OrgXref.org043c951"/></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33367f6"/>
<text:bookmark text:name="org33367f6"/>Sticking your head inside a large carnivore
<text:bookmark-end text:name="OrgXref.org33367f6"/></text:h>
      <text:p text:style-name="Text_20_body">I probably don't have to warn you about this, but I figured I will anyway, just in case.
</text:p>
      <text:h text:style-name="Heading_20_1" text:outline-level="1" text:is-list-header="false">
<text:bookmark-start text:name="OrgXref.org1dbedfc"/>
<text:bookmark text:name="org1dbedfc"/>Where To Go From Here?
<text:bookmark-end text:name="OrgXref.org1dbedfc"/></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21:05:46</dc:date>
    <meta:creation-date>2021-09-25T21:05:46</meta:creation-date>
    <meta:generator>Emacs 27.1 (Org mode 9.4.6)</meta:generator>
    <meta:keyword>linux, kernel, kernel module, kernel programming</meta:keyword>
    <dc:subject>How to make kernel modules for Linux</dc:subject>
    <dc:title/>
  </office:meta>
</office:document-meta>
</file>